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SetupC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upCode.PSSetupCode(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SetupCod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upC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upCode.PSSetup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SetupCode.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SSetupCode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upCode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